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officeooo:rsid="000decf7" officeooo:paragraph-rsid="000decf7"/>
    </style:style>
    <style:style style:name="P6" style:family="paragraph" style:parent-style-name="Standard">
      <style:text-properties officeooo:rsid="000ee5f4" officeooo:paragraph-rsid="000ee5f4"/>
    </style:style>
    <style:style style:name="P7" style:family="paragraph" style:parent-style-name="Standard">
      <style:text-properties officeooo:rsid="000ce855" officeooo:paragraph-rsid="000ce855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6">gcc … -lreadline</text:p>
      <text:p text:style-name="P6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3"><text:soft-page-break/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/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/>
      <text:p text:style-name="P3"><text:soft-page-break/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5">isatty:</text:p>
      <text:p text:style-name="P5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5"/>
      <text:p text:style-name="P5">ttyname:</text:p>
      <text:p text:style-name="P5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5"/>
      <text:p text:style-name="P5">ttyslot:</text:p>
      <text:p text:style-name="P5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5"/>
      <text:p text:style-name="P5">ioctl:</text:p>
      <text:p text:style-name="P5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5"/>
      <text:p text:style-name="P5">getenv:</text:p>
      <text:p text:style-name="P5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5"/>
      <text:p text:style-name="P5">tcsetattr:</text:p>
      <text:p text:style-name="P5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5"/>
      <text:p text:style-name="P5">tcgetattr:</text:p>
      <text:p text:style-name="P5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5"/>
      <text:p text:style-name="P5">tgetent, tgetflag, tgetnum, tgetstr, tgoto, tputs:</text:p>
      <text:p text:style-name="P5"><text:a xlink:type="simple" xlink:href="https://linux.die.net/man/3/tgetent" text:style-name="Internet_20_link" text:visited-style-name="Visited_20_Internet_20_Link">https://linux.die.net/man/3/tgetent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08T13:09:01.148937175</dc:date>
    <meta:editing-duration>PT1H13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04" meta:word-count="129" meta:character-count="3109" meta:non-whitespace-character-count="3084"/>
  </office:meta>
</office:document-meta>
</file>